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799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1.2437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style:rotation-angle="9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6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number-columns-repeated="8" table:default-cell-style-name="ce7"/>
        <table:table-column table:style-name="co6" table:default-cell-style-name="ce7"/>
        <table:table-column table:style-name="co7" table:number-columns-repeated="3" table:default-cell-style-name="ce12"/>
        <table:table-column table:style-name="co8" table:default-cell-style-name="ce7"/>
        <table:table-row table:style-name="ro1">
          <table:table-cell/>
          <table:table-cell table:style-name="ce3" office:value-type="string">
            <text:p>nome</text:p>
          </table:table-cell>
          <table:table-cell table:style-name="ce3" office:value-type="string">
            <text:p>p_normalizacao</text:p>
          </table:table-cell>
          <table:table-cell table:style-name="ce3" office:value-type="string">
            <text:p>p_topo</text:p>
          </table:table-cell>
          <table:table-cell table:style-name="ce3" office:value-type="string">
            <text:p>p_topo_shape</text:p>
          </table:table-cell>
          <table:table-cell table:style-name="ce3" office:value-type="string">
            <text:p>p_OtrainEpochs</text:p>
          </table:table-cell>
          <table:table-cell table:style-name="ce3" office:value-type="string">
            <text:p>p_O_radius</text:p>
          </table:table-cell>
          <table:table-cell table:style-name="ce3" office:value-type="string">
            <text:p>p_OlearningRate</text:p>
          </table:table-cell>
          <table:table-cell table:style-name="ce3" office:value-type="string">
            <text:p>p_OLR_Type</text:p>
          </table:table-cell>
          <table:table-cell table:style-name="ce3" office:value-type="string">
            <text:p>p_FtrainEpochs</text:p>
          </table:table-cell>
          <table:table-cell table:style-name="ce3" office:value-type="string">
            <text:p>p_F_radius</text:p>
          </table:table-cell>
          <table:table-cell table:style-name="ce3" office:value-type="string">
            <text:p>p_FlearningRate</text:p>
          </table:table-cell>
          <table:table-cell table:style-name="ce3" office:value-type="string">
            <text:p>p_FLR_Type</text:p>
          </table:table-cell>
          <table:table-cell table:style-name="ce3" office:value-type="string">
            <text:p>mqe</text:p>
          </table:table-cell>
          <table:table-cell table:style-name="ce3" office:value-type="string">
            <text:p>tge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ob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XP_A0</text:p>
          </table:table-cell>
          <table:table-cell office:value-type="string">
            <text:p>var</text:p>
          </table:table-cell>
          <table:table-cell table:style-name="ce10" office:value-type="string">
            <text:p>5,5</text:p>
          </table:table-cell>
          <table:table-cell table:style-name="ce11"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851090073495787">
            <text:p>0.851</text:p>
          </table:table-cell>
          <table:table-cell office:value-type="float" office:value="0.00465116279069767">
            <text:p>0.005</text:p>
          </table:table-cell>
          <table:table-cell office:value-type="float" office:value="1.36275418163947">
            <text:p>1.363</text:p>
          </table:table-cell>
          <table:table-cell office:value-type="string">
            <text:p>topolog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XP_A1</text:p>
          </table:table-cell>
          <table:table-cell office:value-type="string">
            <text:p>var</text:p>
          </table:table-cell>
          <table:table-cell table:style-name="ce10" office:value-type="string">
            <text:p>10,10</text:p>
          </table:table-cell>
          <table:table-cell table:style-name="ce11"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509349879445297">
            <text:p>0.509</text:p>
          </table:table-cell>
          <table:table-cell office:value-type="float" office:value="0.0511627906976744">
            <text:p>0.051</text:p>
          </table:table-cell>
          <table:table-cell office:value-type="float" office:value="0.936896557598471">
            <text:p>0.937</text:p>
          </table:table-cell>
          <table:table-cell office:value-type="string">
            <text:p>topolog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XP_A1a</text:p>
          </table:table-cell>
          <table:table-cell office:value-type="string">
            <text:p>var</text:p>
          </table:table-cell>
          <table:table-cell table:style-name="ce10" office:value-type="string">
            <text:p>10,10</text:p>
          </table:table-cell>
          <table:table-cell table:style-name="ce11"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526861549957302">
            <text:p>0.527</text:p>
          </table:table-cell>
          <table:table-cell office:value-type="float" office:value="0.0186046511627907">
            <text:p>0.019</text:p>
          </table:table-cell>
          <table:table-cell office:value-type="float" office:value="0.917991285567638">
            <text:p>0.918</text:p>
          </table:table-cell>
          <table:table-cell office:value-type="string">
            <text:p>topologi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XP_A1b</text:p>
          </table:table-cell>
          <table:table-cell office:value-type="string">
            <text:p>var</text:p>
          </table:table-cell>
          <table:table-cell table:style-name="ce10" office:value-type="string">
            <text:p>10,10</text:p>
          </table:table-cell>
          <table:table-cell table:style-name="ce11"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516406287294242">
            <text:p>0.516</text:p>
          </table:table-cell>
          <table:table-cell office:value-type="float" office:value="0.027906976744186">
            <text:p>0.028</text:p>
          </table:table-cell>
          <table:table-cell office:value-type="float" office:value="0.919696375607918">
            <text:p>0.920</text:p>
          </table:table-cell>
          <table:table-cell office:value-type="string">
            <text:p>topologi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XP_A2</text:p>
          </table:table-cell>
          <table:table-cell office:value-type="string">
            <text:p>var</text:p>
          </table:table-cell>
          <table:table-cell table:style-name="ce10" office:value-type="string">
            <text:p>15,15</text:p>
          </table:table-cell>
          <table:table-cell table:style-name="ce11"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36061749894158">
            <text:p>0.361</text:p>
          </table:table-cell>
          <table:table-cell office:value-type="float" office:value="0.00930232558139535">
            <text:p>0.009</text:p>
          </table:table-cell>
          <table:table-cell office:value-type="float" office:value="0.643304732654032">
            <text:p>0.643</text:p>
          </table:table-cell>
          <table:table-cell office:value-type="string">
            <text:p>topologia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5" office:value-type="string">
            <text:p>EXP_A2a</text:p>
          </table:table-cell>
          <table:table-cell table:style-name="ce8" office:value-type="string">
            <text:p>var</text:p>
          </table:table-cell>
          <table:table-cell table:style-name="ce10" office:value-type="string">
            <text:p>15,15</text:p>
          </table:table-cell>
          <table:table-cell table:style-name="ce11" office:value-type="string">
            <text:p>hexa</text:p>
          </table:table-cell>
          <table:table-cell table:style-name="ce8" office:value-type="float" office:value="80">
            <text:p>80</text:p>
          </table:table-cell>
          <table:table-cell table:style-name="ce8" office:value-type="string">
            <text:p>4,1</text:p>
          </table:table-cell>
          <table:table-cell table:style-name="ce8" office:value-type="float" office:value="0.9">
            <text:p>0.9</text:p>
          </table:table-cell>
          <table:table-cell table:style-name="ce8" office:value-type="string">
            <text:p>linear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">
            <text:p>0.1</text:p>
          </table:table-cell>
          <table:table-cell table:style-name="ce8" office:value-type="string">
            <text:p>linear</text:p>
          </table:table-cell>
          <table:table-cell table:style-name="ce13" office:value-type="float" office:value="0.359907778683048">
            <text:p>0.360</text:p>
          </table:table-cell>
          <table:table-cell table:style-name="ce13" office:value-type="float" office:value="0.00465116279069767">
            <text:p>0.005</text:p>
          </table:table-cell>
          <table:table-cell table:style-name="ce13" office:value-type="float" office:value="0.662310625773769">
            <text:p>0.662</text:p>
          </table:table-cell>
          <table:table-cell table:style-name="ce8" office:value-type="string">
            <text:p>topologi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XP_A3</text:p>
          </table:table-cell>
          <table:table-cell office:value-type="string">
            <text:p>var</text:p>
          </table:table-cell>
          <table:table-cell table:style-name="ce10" office:value-type="string">
            <text:p>20,20</text:p>
          </table:table-cell>
          <table:table-cell table:style-name="ce11"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26831791595995">
            <text:p>0.268</text:p>
          </table:table-cell>
          <table:table-cell office:value-type="float" office:value="0.013953488372093">
            <text:p>0.014</text:p>
          </table:table-cell>
          <table:table-cell office:value-type="float" office:value="0.513905088451594">
            <text:p>0.514</text:p>
          </table:table-cell>
          <table:table-cell office:value-type="string">
            <text:p>topologi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XP_A4</text:p>
          </table:table-cell>
          <table:table-cell office:value-type="string">
            <text:p>var</text:p>
          </table:table-cell>
          <table:table-cell table:style-name="ce10" office:value-type="string">
            <text:p>5,5</text:p>
          </table:table-cell>
          <table:table-cell table:style-name="ce11" office:value-type="string">
            <text:p>rect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829631559486915">
            <text:p>0.830</text:p>
          </table:table-cell>
          <table:table-cell office:value-type="float" office:value="0.2">
            <text:p>0.200</text:p>
          </table:table-cell>
          <table:table-cell office:value-type="float" office:value="1.52316214073201">
            <text:p>1.523</text:p>
          </table:table-cell>
          <table:table-cell office:value-type="string">
            <text:p>topologi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XP_A5</text:p>
          </table:table-cell>
          <table:table-cell office:value-type="string">
            <text:p>var</text:p>
          </table:table-cell>
          <table:table-cell table:style-name="ce10" office:value-type="string">
            <text:p>10,10</text:p>
          </table:table-cell>
          <table:table-cell table:style-name="ce11" office:value-type="string">
            <text:p>rect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485903723350187">
            <text:p>0.486</text:p>
          </table:table-cell>
          <table:table-cell office:value-type="float" office:value="0.167441860465116">
            <text:p>0.167</text:p>
          </table:table-cell>
          <table:table-cell office:value-type="float" office:value="1.00275017727774">
            <text:p>1.003</text:p>
          </table:table-cell>
          <table:table-cell office:value-type="string">
            <text:p>topologia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string">
            <text:p>EXP_A6</text:p>
          </table:table-cell>
          <table:table-cell table:style-name="ce9" office:value-type="string">
            <text:p>var</text:p>
          </table:table-cell>
          <table:table-cell table:style-name="ce10" office:value-type="string">
            <text:p>15,15</text:p>
          </table:table-cell>
          <table:table-cell table:style-name="ce11" office:value-type="string">
            <text:p>rect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4,1</text:p>
          </table:table-cell>
          <table:table-cell table:style-name="ce9" office:value-type="float" office:value="0.9">
            <text:p>0.9</text:p>
          </table:table-cell>
          <table:table-cell table:style-name="ce9" office:value-type="string">
            <text:p>linear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1">
            <text:p>0.1</text:p>
          </table:table-cell>
          <table:table-cell table:style-name="ce9" office:value-type="string">
            <text:p>linear</text:p>
          </table:table-cell>
          <table:table-cell table:style-name="ce14" office:value-type="float" office:value="0.341204217208219">
            <text:p>0.341</text:p>
          </table:table-cell>
          <table:table-cell table:style-name="ce14" office:value-type="float" office:value="0.0651162790697674">
            <text:p>0.065</text:p>
          </table:table-cell>
          <table:table-cell table:style-name="ce14" office:value-type="float" office:value="0.658632041785035">
            <text:p>0.659</text:p>
          </table:table-cell>
          <table:table-cell table:style-name="ce9" office:value-type="string">
            <text:p>topologi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EXP_A7</text:p>
          </table:table-cell>
          <table:table-cell office:value-type="string">
            <text:p>var</text:p>
          </table:table-cell>
          <table:table-cell table:style-name="ce10" office:value-type="string">
            <text:p>20,20</text:p>
          </table:table-cell>
          <table:table-cell table:style-name="ce11" office:value-type="string">
            <text:p>rect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255695923879285">
            <text:p>0.256</text:p>
          </table:table-cell>
          <table:table-cell office:value-type="float" office:value="0.0883720930232558">
            <text:p>0.088</text:p>
          </table:table-cell>
          <table:table-cell office:value-type="float" office:value="0.542827452502269">
            <text:p>0.543</text:p>
          </table:table-cell>
          <table:table-cell office:value-type="string">
            <text:p>topologi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XP_A7a</text:p>
          </table:table-cell>
          <table:table-cell office:value-type="string">
            <text:p>var</text:p>
          </table:table-cell>
          <table:table-cell table:style-name="ce10" office:value-type="string">
            <text:p>20,20</text:p>
          </table:table-cell>
          <table:table-cell table:style-name="ce11" office:value-type="string">
            <text:p>rect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256993256263607">
            <text:p>0.257</text:p>
          </table:table-cell>
          <table:table-cell office:value-type="float" office:value="0.0697674418604651">
            <text:p>0.070</text:p>
          </table:table-cell>
          <table:table-cell office:value-type="float" office:value="0.528904425354372">
            <text:p>0.529</text:p>
          </table:table-cell>
          <table:table-cell office:value-type="string">
            <text:p>topologia</text:p>
          </table:table-cell>
        </table:table-row>
        <table:table-row table:style-name="ro3">
          <table:table-cell table:number-columns-repeated="3"/>
          <table:table-cell table:style-name="ce9" table:number-columns-repeated="2"/>
          <table:table-cell table:number-columns-repeated="1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5" office:value-type="string">
            <text:p>EXP_B</text:p>
          </table:table-cell>
          <table:table-cell table:style-name="ce10" office:value-type="string">
            <text:p>range</text:p>
          </table:table-cell>
          <table:table-cell table:style-name="ce8" office:value-type="string">
            <text:p>15,15</text:p>
          </table:table-cell>
          <table:table-cell table:style-name="ce8" office:value-type="string">
            <text:p>hexa</text:p>
          </table:table-cell>
          <table:table-cell table:style-name="ce8" office:value-type="float" office:value="80">
            <text:p>80</text:p>
          </table:table-cell>
          <table:table-cell table:style-name="ce8" office:value-type="string">
            <text:p>4,1</text:p>
          </table:table-cell>
          <table:table-cell table:style-name="ce8" office:value-type="float" office:value="0.9">
            <text:p>0.9</text:p>
          </table:table-cell>
          <table:table-cell table:style-name="ce8" office:value-type="string">
            <text:p>linear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">
            <text:p>0.1</text:p>
          </table:table-cell>
          <table:table-cell table:style-name="ce8" office:value-type="string">
            <text:p>linear</text:p>
          </table:table-cell>
          <table:table-cell table:style-name="ce13" office:value-type="float" office:value="0.0553953308539869">
            <text:p>0.055</text:p>
          </table:table-cell>
          <table:table-cell table:style-name="ce13" office:value-type="float" office:value="0.013953488372093">
            <text:p>0.014</text:p>
          </table:table-cell>
          <table:table-cell table:style-name="ce13" office:value-type="float" office:value="0.1026276137024">
            <text:p>0.103</text:p>
          </table:table-cell>
          <table:table-cell table:style-name="ce8" office:value-type="string">
            <text:p>normalizacao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EXP_B1</text:p>
          </table:table-cell>
          <table:table-cell table:style-name="ce10"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54285960086721">
            <text:p>0.055</text:p>
          </table:table-cell>
          <table:table-cell office:value-type="float" office:value="0">
            <text:p>0.000</text:p>
          </table:table-cell>
          <table:table-cell office:value-type="float" office:value="0.102082082075096">
            <text:p>0.102</text:p>
          </table:table-cell>
          <table:table-cell office:value-type="string">
            <text:p>normalizacao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XP_B2</text:p>
          </table:table-cell>
          <table:table-cell table:style-name="ce10" office:value-type="string">
            <text:p>histC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144366555975744">
            <text:p>0.144</text:p>
          </table:table-cell>
          <table:table-cell office:value-type="float" office:value="0.0186046511627907">
            <text:p>0.019</text:p>
          </table:table-cell>
          <table:table-cell office:value-type="float" office:value="0.256705329718467">
            <text:p>0.257</text:p>
          </table:table-cell>
          <table:table-cell office:value-type="string">
            <text:p>normalizacao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EXP_B3</text:p>
          </table:table-cell>
          <table:table-cell table:style-name="ce10" office:value-type="string">
            <text:p>histD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80">
            <text:p>80</text:p>
          </table:table-cell>
          <table:table-cell office:value-type="string">
            <text:p>4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11079020060578">
            <text:p>0.111</text:p>
          </table:table-cell>
          <table:table-cell office:value-type="float" office:value="0.00465116279069767">
            <text:p>0.005</text:p>
          </table:table-cell>
          <table:table-cell office:value-type="float" office:value="0.191671076288177">
            <text:p>0.192</text:p>
          </table:table-cell>
          <table:table-cell office:value-type="string">
            <text:p>normalizacao</text:p>
          </table:table-cell>
        </table:table-row>
        <table:table-row table:style-name="ro3">
          <table:table-cell table:number-columns-repeated="2"/>
          <table:table-cell table:style-name="ce9"/>
          <table:table-cell table:number-columns-repeated="1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EXP_C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table:style-name="ce10" office:value-type="float" office:value="100">
            <text:p>100</text:p>
          </table:table-cell>
          <table:table-cell office:value-type="string">
            <text:p>7,1</text:p>
          </table:table-cell>
          <table:table-cell table:style-name="ce10" office:value-type="float" office:value="0.9">
            <text:p>0.9</text:p>
          </table:table-cell>
          <table:table-cell office:value-type="string">
            <text:p>linear</text:p>
          </table:table-cell>
          <table:table-cell table:style-name="ce10" office:value-type="float" office:value="112500">
            <text:p>112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3805721362078">
            <text:p>0.054</text:p>
          </table:table-cell>
          <table:table-cell office:value-type="float" office:value="0.00465116279069767">
            <text:p>0.005</text:p>
          </table:table-cell>
          <table:table-cell office:value-type="float" office:value="0.101835216429271">
            <text:p>0.102</text:p>
          </table:table-cell>
          <table:table-cell office:value-type="string">
            <text:p>learning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XP_C1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table:style-name="ce10" office:value-type="float" office:value="500">
            <text:p>500</text:p>
          </table:table-cell>
          <table:table-cell office:value-type="string">
            <text:p>7,1</text:p>
          </table:table-cell>
          <table:table-cell table:style-name="ce10" office:value-type="float" office:value="0.5">
            <text:p>0.5</text:p>
          </table:table-cell>
          <table:table-cell office:value-type="string">
            <text:p>linear</text:p>
          </table:table-cell>
          <table:table-cell table:style-name="ce10"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4143714378614">
            <text:p>0.054</text:p>
          </table:table-cell>
          <table:table-cell office:value-type="float" office:value="0.00930232558139535">
            <text:p>0.009</text:p>
          </table:table-cell>
          <table:table-cell office:value-type="float" office:value="0.101693691640285">
            <text:p>0.102</text:p>
          </table:table-cell>
          <table:table-cell office:value-type="string">
            <text:p>learning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XP_C2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table:style-name="ce10" office:value-type="float" office:value="1000">
            <text:p>1000</text:p>
          </table:table-cell>
          <table:table-cell office:value-type="string">
            <text:p>7,1</text:p>
          </table:table-cell>
          <table:table-cell table:style-name="ce10" office:value-type="float" office:value="0.5">
            <text:p>0.5</text:p>
          </table:table-cell>
          <table:table-cell office:value-type="string">
            <text:p>linear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42885109786076">
            <text:p>0.054</text:p>
          </table:table-cell>
          <table:table-cell office:value-type="float" office:value="0.0232558139534884">
            <text:p>0.023</text:p>
          </table:table-cell>
          <table:table-cell office:value-type="float" office:value="0.102608506492787">
            <text:p>0.103</text:p>
          </table:table-cell>
          <table:table-cell office:value-type="string">
            <text:p>learning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XP_C2a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office:value-type="string">
            <text:p>7,1</text:p>
          </table:table-cell>
          <table:table-cell table:style-name="ce10" office:value-type="float" office:value="0.5">
            <text:p>0.5</text:p>
          </table:table-cell>
          <table:table-cell office:value-type="string">
            <text:p>linear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50740261966515">
            <text:p>0.055</text:p>
          </table:table-cell>
          <table:table-cell office:value-type="float" office:value="0.013953488372093">
            <text:p>0.014</text:p>
          </table:table-cell>
          <table:table-cell office:value-type="float" office:value="0.104620294999562">
            <text:p>0.105</text:p>
          </table:table-cell>
          <table:table-cell office:value-type="string">
            <text:p>learning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XP_C2_1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office:value-type="string">
            <text:p>7,1</text:p>
          </table:table-cell>
          <table:table-cell table:style-name="ce10"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54370065217685">
            <text:p>0.055</text:p>
          </table:table-cell>
          <table:table-cell office:value-type="float" office:value="0.0186046511627907">
            <text:p>0.019</text:p>
          </table:table-cell>
          <table:table-cell office:value-type="float" office:value="0.105050800040295">
            <text:p>0.105</text:p>
          </table:table-cell>
          <table:table-cell office:value-type="string">
            <text:p>learning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EXP_C3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office:value-type="string">
            <text:p>7,1</text:p>
          </table:table-cell>
          <table:table-cell table:style-name="ce10"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47614410557232">
            <text:p>0.055</text:p>
          </table:table-cell>
          <table:table-cell office:value-type="float" office:value="0.013953488372093">
            <text:p>0.014</text:p>
          </table:table-cell>
          <table:table-cell office:value-type="float" office:value="0.101149983227543">
            <text:p>0.101</text:p>
          </table:table-cell>
          <table:table-cell office:value-type="string">
            <text:p>learning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EXP_C3_1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office:value-type="string">
            <text:p>7,1</text:p>
          </table:table-cell>
          <table:table-cell office:value-type="float" office:value="0.9">
            <text:p>0.9</text:p>
          </table:table-cell>
          <table:table-cell table:style-name="ce10" office:value-type="string">
            <text:p>linear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44786951156885">
            <text:p>0.054</text:p>
          </table:table-cell>
          <table:table-cell office:value-type="float" office:value="0.013953488372093">
            <text:p>0.014</text:p>
          </table:table-cell>
          <table:table-cell office:value-type="float" office:value="0.105265874574709">
            <text:p>0.105</text:p>
          </table:table-cell>
          <table:table-cell office:value-type="string">
            <text:p>learning_type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EXP_C3_2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office:value-type="string">
            <text:p>7,1</text:p>
          </table:table-cell>
          <table:table-cell office:value-type="float" office:value="0.9">
            <text:p>0.9</text:p>
          </table:table-cell>
          <table:table-cell table:style-name="ce10" office:value-type="string">
            <text:p>inv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linear</text:p>
          </table:table-cell>
          <table:table-cell office:value-type="float" office:value="0.0548204028808803">
            <text:p>0.055</text:p>
          </table:table-cell>
          <table:table-cell office:value-type="float" office:value="0.00930232558139535">
            <text:p>0.009</text:p>
          </table:table-cell>
          <table:table-cell office:value-type="float" office:value="0.101802358714198">
            <text:p>0.102</text:p>
          </table:table-cell>
          <table:table-cell office:value-type="string">
            <text:p>learning_typ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EXP_C3_3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office:value-type="string">
            <text:p>7,1</text:p>
          </table:table-cell>
          <table:table-cell office:value-type="float" office:value="0.9">
            <text:p>0.9</text:p>
          </table:table-cell>
          <table:table-cell table:style-name="ce10" office:value-type="string">
            <text:p>power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style-name="ce10" office:value-type="string">
            <text:p>linear</text:p>
          </table:table-cell>
          <table:table-cell office:value-type="float" office:value="0.055292155301163">
            <text:p>0.055</text:p>
          </table:table-cell>
          <table:table-cell office:value-type="float" office:value="0.013953488372093">
            <text:p>0.014</text:p>
          </table:table-cell>
          <table:table-cell office:value-type="float" office:value="0.104348132873751">
            <text:p>0.104</text:p>
          </table:table-cell>
          <table:table-cell office:value-type="string">
            <text:p>learning_typ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EXP_C3_4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office:value-type="string">
            <text:p>7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style-name="ce10" office:value-type="string">
            <text:p>inv</text:p>
          </table:table-cell>
          <table:table-cell office:value-type="float" office:value="0.0557264945852869">
            <text:p>0.056</text:p>
          </table:table-cell>
          <table:table-cell office:value-type="float" office:value="0.0186046511627907">
            <text:p>0.019</text:p>
          </table:table-cell>
          <table:table-cell office:value-type="float" office:value="0.106512307199538">
            <text:p>0.107</text:p>
          </table:table-cell>
          <table:table-cell office:value-type="string">
            <text:p>learning_type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5" office:value-type="string">
            <text:p>EXP_C3_5</text:p>
          </table:table-cell>
          <table:table-cell table:style-name="ce8" office:value-type="string">
            <text:p>range</text:p>
          </table:table-cell>
          <table:table-cell table:style-name="ce8" office:value-type="string">
            <text:p>15,15</text:p>
          </table:table-cell>
          <table:table-cell table:style-name="ce8" office:value-type="string">
            <text:p>hexa</text:p>
          </table:table-cell>
          <table:table-cell table:style-name="ce8" office:value-type="float" office:value="1000">
            <text:p>1000</text:p>
          </table:table-cell>
          <table:table-cell table:style-name="ce8" office:value-type="string">
            <text:p>7,1</text:p>
          </table:table-cell>
          <table:table-cell table:style-name="ce8" office:value-type="float" office:value="0.9">
            <text:p>0.9</text:p>
          </table:table-cell>
          <table:table-cell table:style-name="ce8" office:value-type="string">
            <text:p>linear</text:p>
          </table:table-cell>
          <table:table-cell table:style-name="ce8" office:value-type="float" office:value="10500">
            <text:p>105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">
            <text:p>0.1</text:p>
          </table:table-cell>
          <table:table-cell table:style-name="ce10" office:value-type="string">
            <text:p>power</text:p>
          </table:table-cell>
          <table:table-cell table:style-name="ce13" office:value-type="float" office:value="0.0555891038629079">
            <text:p>0.056</text:p>
          </table:table-cell>
          <table:table-cell table:style-name="ce13" office:value-type="float" office:value="0.00465116279069767">
            <text:p>0.005</text:p>
          </table:table-cell>
          <table:table-cell table:style-name="ce13" office:value-type="float" office:value="0.103633236366666">
            <text:p>0.104</text:p>
          </table:table-cell>
          <table:table-cell table:style-name="ce8" office:value-type="string">
            <text:p>learning_type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EXP_C3_6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office:value-type="string">
            <text:p>7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table:style-name="ce10" office:value-type="float" office:value="112500">
            <text:p>112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ower</text:p>
          </table:table-cell>
          <table:table-cell office:value-type="float" office:value="0.0538601231763901">
            <text:p>0.054</text:p>
          </table:table-cell>
          <table:table-cell office:value-type="float" office:value="0.027906976744186">
            <text:p>0.028</text:p>
          </table:table-cell>
          <table:table-cell office:value-type="float" office:value="0.102785504963184">
            <text:p>0.103</text:p>
          </table:table-cell>
          <table:table-cell office:value-type="string">
            <text:p>learning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EXP_C3_7</text:p>
          </table:table-cell>
          <table:table-cell office:value-type="string">
            <text:p>range</text:p>
          </table:table-cell>
          <table:table-cell office:value-type="string">
            <text:p>15,15</text:p>
          </table:table-cell>
          <table:table-cell office:value-type="string">
            <text:p>hexa</text:p>
          </table:table-cell>
          <table:table-cell office:value-type="float" office:value="1000">
            <text:p>1000</text:p>
          </table:table-cell>
          <table:table-cell table:style-name="ce10" office:value-type="string">
            <text:p>15,1</text:p>
          </table:table-cell>
          <table:table-cell office:value-type="float" office:value="0.9">
            <text:p>0.9</text:p>
          </table:table-cell>
          <table:table-cell office:value-type="string">
            <text:p>linear</text:p>
          </table:table-cell>
          <table:table-cell office:value-type="float" office:value="112500">
            <text:p>11250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power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1">
            <text:p>0.1</text:p>
          </table:table-cell>
          <table:table-cell office:value-type="string">
            <text:p>learn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6/08/2020</text:date>, <text:time>23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8T23:53:31.91</dc:date>
    <meta:generator>OpenOffice/4.1.7$Win32 OpenOffice.org_project/417m1$Build-9800</meta:generator>
    <meta:editing-duration>PT19H26M53S</meta:editing-duration>
    <meta:editing-cycles>8</meta:editing-cycles>
    <meta:document-statistic meta:table-count="1" meta:cell-count="509" meta:object-count="0"/>
  </office:meta>
</office:document-meta>
</file>